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b7fd" officeooo:paragraph-rsid="0009b7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pythonlikeyoumeanit.com/Module4_OOP/Special_Methods.html#:~:text=Add-,__add__(self%2C%20other),-x%20%2B%20y" office:target-frame-name="_blank" xlink:show="new" text:style-name="Internet_20_link" text:visited-style-name="Visited_20_Internet_20_Link"/></text:p>
      <text:p text:style-name="P1">Special Methods in Python</text:p>
      <text:p text:style-name="Standard"><text:a xlink:type="simple" xlink:href="https://www.pythonlikeyoumeanit.com/Module4_OOP/Special_Methods.html#:~:text=Add-,__add__(self%2C%20other),-x%20%2B%20y" office:target-frame-name="_blank" xlink:show="new" text:style-name="Internet_20_link" text:visited-style-name="Visited_20_Internet_20_Link"/></text:p>
      <text:p text:style-name="Standard"><text:a xlink:type="simple" xlink:href="https://www.pythonlikeyoumeanit.com/Module4_OOP/Special_Methods.html#:~:text=Add-,__add__(self%2C%20other),-x%20%2B%20y" office:target-frame-name="_blank" xlink:show="new" text:style-name="Internet_20_link" text:visited-style-name="Visited_20_Internet_20_Link">https://www.pythonlikeyoumeanit.com/Module4_OOP/Special_Methods.html#:~:text=Add-,__add__(self%2C%20other),-x%20%2B%20y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09:22:30.922000000</meta:creation-date>
    <dc:date>2024-08-26T16:49:32.757000000</dc:date>
    <meta:editing-duration>PT7H27M3S</meta:editing-duration>
    <meta:editing-cycles>1</meta:editing-cycles>
    <meta:document-statistic meta:table-count="0" meta:image-count="0" meta:object-count="0" meta:page-count="1" meta:paragraph-count="2" meta:word-count="5" meta:character-count="145" meta:non-whitespace-character-count="141"/>
    <meta:generator>LibreOffice/7.6.4.1$Windows_X86_64 LibreOffice_project/e19e193f88cd6c0525a17fb7a176ed8e6a3e2aa1</meta:generator>
  </office:meta>
</office:document-meta>
</file>